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47698" officeooo:paragraph-rsid="00147698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fedc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fo:background-color="#f5f5f5" style:font-name-asian="Liberation Serif" style:font-name-complex="Liberation Serif" loext:padding="0cm" loext:border="none"/>
    </style:style>
    <style:style style:name="P62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63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1" style:family="text">
      <style:text-properties officeooo:rsid="00044b05"/>
    </style:style>
    <style:style style:name="T12" style:family="text">
      <style:text-properties style:font-name="Calibri1" fo:font-size="11pt" style:font-name-asian="Calibri1" style:font-name-complex="Calibri1"/>
    </style:style>
    <style:style style:name="T13" style:family="text">
      <style:text-properties style:font-name="Calibri1" fo:font-size="11pt" officeooo:rsid="00044b05" style:font-name-asian="Calibri1" style:font-name-complex="Calibri1"/>
    </style:style>
    <style:style style:name="T14" style:family="text">
      <style:text-properties style:font-name="Calibri1" fo:font-size="11pt" officeooo:rsid="000574d9" style:font-name-asian="Calibri1" style:font-name-complex="Calibri1"/>
    </style:style>
    <style:style style:name="T15" style:family="text">
      <style:text-properties style:font-name="Calibri1" fo:font-size="11pt" officeooo:rsid="000660ac" style:font-name-asian="Calibri1" style:font-name-complex="Calibri1"/>
    </style:style>
    <style:style style:name="T16" style:family="text">
      <style:text-properties style:font-name="Calibri1" fo:font-size="11pt" officeooo:rsid="0007fca3" style:font-name-asian="Calibri1" style:font-name-complex="Calibri1"/>
    </style:style>
    <style:style style:name="T17" style:family="text">
      <style:text-properties style:font-name="Calibri1" fo:font-size="11pt" officeooo:rsid="0009402f" style:font-name-asian="Calibri1" style:font-name-complex="Calibri1"/>
    </style:style>
    <style:style style:name="T18" style:family="text">
      <style:text-properties style:font-name="Calibri1" fo:font-size="11pt" officeooo:rsid="000b098e" style:font-name-asian="Calibri1" style:font-name-complex="Calibri1"/>
    </style:style>
    <style:style style:name="T19" style:family="text">
      <style:text-properties style:font-name="Calibri1" fo:font-size="11pt" officeooo:rsid="001b3b23" style:font-name-asian="Calibri1" style:font-name-complex="Calibri1"/>
    </style:style>
    <style:style style:name="T20" style:family="text">
      <style:text-properties officeooo:rsid="000574d9"/>
    </style:style>
    <style:style style:name="T21" style:family="text">
      <style:text-properties officeooo:rsid="000660ac"/>
    </style:style>
    <style:style style:name="T22" style:family="text">
      <style:text-properties officeooo:rsid="0007fca3"/>
    </style:style>
    <style:style style:name="T23" style:family="text">
      <style:text-properties officeooo:rsid="0009402f"/>
    </style:style>
    <style:style style:name="T24" style:family="text">
      <style:text-properties officeooo:rsid="000b098e"/>
    </style:style>
    <style:style style:name="T25" style:family="text">
      <style:text-properties officeooo:rsid="000cd5e3"/>
    </style:style>
    <style:style style:name="T26" style:family="text">
      <style:text-properties officeooo:rsid="00111c87"/>
    </style:style>
    <style:style style:name="T27" style:family="text">
      <style:text-properties style:font-name="Liberation Serif" fo:font-size="12pt" style:font-name-asian="Liberation Serif" style:font-name-complex="Liberation Serif"/>
    </style:style>
    <style:style style:name="T28" style:family="text">
      <style:text-properties style:font-name="Liberation Serif" fo:font-size="12pt" officeooo:rsid="00111c87" style:font-name-asian="Liberation Serif" style:font-name-complex="Liberation Serif"/>
    </style:style>
    <style:style style:name="T29" style:family="text">
      <style:text-properties style:font-name="Liberation Serif" fo:font-size="12pt" officeooo:rsid="00147698" style:font-name-asian="Liberation Serif" style:font-name-complex="Liberation Serif"/>
    </style:style>
    <style:style style:name="T30" style:family="text">
      <style:text-properties officeooo:rsid="001409e9"/>
    </style:style>
    <style:style style:name="T31" style:family="text">
      <style:text-properties officeooo:rsid="00147698"/>
    </style:style>
    <style:style style:name="T32" style:family="text">
      <style:text-properties officeooo:rsid="001ce205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Coisas a Fazer :</text:p>
      <text:p text:style-name="P61"><text:span text:style-name="T32">Perguntar sobre chbe primaria em salario</text:span><text:line-break/>5. O texto fala em realizar controle de estoque, mas não há informações de estoque dos produtos no DER;</text:p>
      <text:p text:style-name="P30"/>
      <text:p text:style-name="P6">Adicionar ao dicionário as restrições de hierarquia</text:p>
      <text:p text:style-name="P31">3 Modelo Logico</text:p>
      <text:p text:style-name="P31">3.1 Mapeamento Entidade-Relacionamento</text:p>
      <text:p text:style-name="P36"/>
      <text:p text:style-name="P1"><text:span text:style-name="T4">Pessoa</text:span><text:span text:style-name="T1">=(</text:span><text:span text:style-name="T5">CPF,</text:span><text:span text:style-name="T1"> Nome, Telefone);</text:span></text:p>
      <text:p text:style-name="P1"><text:span text:style-name="T4">Funcionario</text:span><text:span text:style-name="T1">=(</text:span><text:span text:style-name="T5">CPFPessoa</text:span><text:span text:style-name="T1">, Cargo, DataAdmissao, Status,</text:span><text:span text:style-name="T6"> Bairro, Rua, Cidade</text:span><text:span text:style-name="T1">);</text:span></text:p>
      <text:p text:style-name="P1"><text:span text:style-name="T4">Cliente</text:span><text:span text:style-name="T1">=(</text:span><text:span text:style-name="T5">CPFPessoa</text:span><text:span text:style-name="T1">, e-mail);</text:span></text:p>
      <text:p text:style-name="P1"><text:span text:style-name="T4">Salario</text:span><text:span text:style-name="T1">=</text:span><text:span text:style-name="T5">(CodSalario, </text:span><text:span text:style-name="T1">Valor, Data, Funcionario, Hora, </text:span><text:span text:style-name="T2">CodDespesa</text:span><text:span text:style-name="T1">);</text:span></text:p>
      <text:p text:style-name="P1"><text:span text:style-name="T4">Fornecedor</text:span><text:span text:style-name="T1">=(</text:span><text:span text:style-name="T5">CNPJ</text:span><text:span text:style-name="T1">, Nome, Telefone</text:span><text:span text:style-name="T7">, </text:span><text:span text:style-name="T6">Cidade, Rua, Bairro</text:span><text:span text:style-name="T1">);</text:span></text:p>
      <text:p text:style-name="P1"><text:span text:style-name="T4">Despesa</text:span><text:span text:style-name="T1">=(</text:span><text:span text:style-name="T5">CodDespesa,</text:span><text:span text:style-name="T1">Valor, Data);</text:span></text:p>
      <text:p text:style-name="P1"><text:span text:style-name="T4">Compra</text:span><text:span text:style-name="T1">=(</text:span><text:span text:style-name="T5">CodCompra</text:span><text:span text:style-name="T1">, Valor, Quantidade, Data, Fornecedor, Hora, CodDespesa);</text:span></text:p>
      <text:p text:style-name="P1"><text:span text:style-name="T4">CompraProduto</text:span><text:span text:style-name="T1">=(</text:span><text:span text:style-name="T5">CodProduto, CodCompra</text:span><text:span text:style-name="T1">);</text:span></text:p>
      <text:p text:style-name="P1"><text:span text:style-name="T4">Produto</text:span><text:span text:style-name="T1">=(</text:span><text:span text:style-name="T5">Codigo,</text:span><text:span text:style-name="T1"> Tamanho, Status, Nome, Preço);</text:span></text:p>
      <text:p text:style-name="P1"><text:span text:style-name="T4">Venda</text:span><text:span text:style-name="T1">=(</text:span><text:span text:style-name="T5">CodVenda</text:span><text:span text:style-name="T1">, Data, Hora, Total, Funcionario, Cliente);</text:span></text:p>
      <text:p text:style-name="P1"><text:span text:style-name="T4">Entrada</text:span><text:span text:style-name="T1">=</text:span><text:span text:style-name="T5">(CodEntrada, </text:span><text:span text:style-name="T1">CodVenda,Valor, Data);</text:span></text:p>
      <text:p text:style-name="P1"><text:span text:style-name="T4">CartaoCredito</text:span><text:span text:style-name="T1">=(</text:span><text:span text:style-name="T5">Numero</text:span><text:span text:style-name="T1">, Bandeira); </text:span></text:p>
      <text:p text:style-name="P1"><text:span text:style-name="T4">VendaCartao</text:span><text:span text:style-name="T1">=(</text:span><text:span text:style-name="T5">NumCartao, CodVenda,</text:span><text:span text:style-name="T1"> NumParcelas,);</text:span></text:p>
      <text:p text:style-name="P36"/>
      <text:p text:style-name="P31">3.2 Dicionário Lógico de Dados</text:p>
      <text:p text:style-name="P3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2">PESSOA : Relação que armazena dados generalizados de funcionários e clientes.</text:p>
          </table:table-cell>
        </table:table-row>
      </table:table>
      <text:p text:style-name="P36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2">Atributo</text:p>
          </table:table-cell>
          <table:table-cell table:style-name="Tabela2.A1" office:value-type="string">
            <text:p text:style-name="P32">Descrição</text:p>
          </table:table-cell>
          <table:table-cell table:style-name="Tabela2.A1" office:value-type="string">
            <text:p text:style-name="P32">Tipo</text:p>
          </table:table-cell>
          <table:table-cell table:style-name="Tabela2.A1" office:value-type="string">
            <text:p text:style-name="P32">Domínio</text:p>
          </table:table-cell>
          <table:table-cell table:style-name="Tabela2.E1" office:value-type="string">
            <text:p text:style-name="P32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26">VARCHAR</text:span>(100)</text:p>
          </table:table-cell>
          <table:table-cell table:style-name="Tabela2.A2" office:value-type="string">
            <text:p text:style-name="P11"><text:span text:style-name="T26">VARCHAR</text:span>(100)</text:p>
          </table:table-cell>
          <table:table-cell table:style-name="Tabela2.A2" office:value-type="string">
            <text:p text:style-name="P7">Não nulo</text:p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26">VARCHAR</text:span>(20)</text:p>
          </table:table-cell>
          <table:table-cell table:style-name="Tabela2.A3" office:value-type="string">
            <text:p text:style-name="P11"><text:span text:style-name="T26">VARCHAR</text:span>(20)</text:p>
          </table:table-cell>
          <table:table-cell table:style-name="Tabela2.A3" office:value-type="string">
            <text:p text:style-name="P7">Chave Primaria</text:p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26">VARCHAR(</text:span>20)</text:p>
          </table:table-cell>
          <table:table-cell table:style-name="Tabela2.A2" office:value-type="string">
            <text:p text:style-name="P11"><text:span text:style-name="T26">VARCHAR(</text:span>20)</text:p>
          </table:table-cell>
          <table:table-cell table:style-name="Tabela2.A2" office:value-type="string">
            <text:p text:style-name="P7">Não nulo</text:p>
          </table:table-cell>
        </table:table-row>
      </table:table>
      <text:p text:style-name="P2"><text:span text:style-name="T1">Tabela 1 </text:span><text:span text:style-name="T8">– Rela</text:span><text:span text:style-name="T1">ção PESSOA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3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2">FUNCIONARIO: Relação que armazena dados específicosde funcionários.</text:p>
          </table:table-cell>
        </table:table-row>
      </table:table>
      <text:p text:style-name="P36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ext:soft-page-break/>
        <table:table-row>
          <table:table-cell table:style-name="Tabela4.A1" office:value-type="string">
            <text:p text:style-name="P32">Atributo</text:p>
          </table:table-cell>
          <table:table-cell table:style-name="Tabela4.A1" office:value-type="string">
            <text:p text:style-name="P32">Descrição</text:p>
          </table:table-cell>
          <table:table-cell table:style-name="Tabela4.A1" office:value-type="string">
            <text:p text:style-name="P32">Tipo</text:p>
          </table:table-cell>
          <table:table-cell table:style-name="Tabela4.A1" office:value-type="string">
            <text:p text:style-name="P32">Domínio</text:p>
          </table:table-cell>
          <table:table-cell table:style-name="Tabela4.E1" office:value-type="string">
            <text:p text:style-name="P32">Restrição</text:p>
          </table:table-cell>
        </table:table-row>
        <table:table-row>
          <table:table-cell table:style-name="Tabela4.A2" office:value-type="string">
            <text:p text:style-name="P27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26">VARCHAR</text:span>(20)</text:p>
          </table:table-cell>
          <table:table-cell table:style-name="Tabela4.A2" office:value-type="string">
            <text:p text:style-name="P11"><text:span text:style-name="T26">VARCHAR(</text:span>20)</text:p>
          </table:table-cell>
          <table:table-cell table:style-name="Tabela4.A2" office:value-type="string">
            <text:list xml:id="list3311564222238150699" text:style-name="L1">
              <text:list-item>
                <text:p text:style-name="P63">Chave estrangeira referenciando o CPF na entidade PESSOA</text:p>
              </text:list-item>
              <text:list-item>
                <text:p text:style-name="P63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26">VARCHAR</text:span>(20)</text:p>
          </table:table-cell>
          <table:table-cell table:style-name="Tabela4.A2" office:value-type="string">
            <text:p text:style-name="P11"><text:span text:style-name="T26">VARCHAR(</text:span>20)</text:p>
          </table:table-cell>
          <table:table-cell table:style-name="Tabela4.A2" office:value-type="string">
            <text:p text:style-name="P7">Não nulo</text:p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Não nulo</text:p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26">VARCHAR</text:span>(20)</text:p>
          </table:table-cell>
          <table:table-cell table:style-name="Tabela4.A2" office:value-type="string">
            <text:p text:style-name="P28">Efetivo ou Não Efetivo</text:p>
          </table:table-cell>
          <table:table-cell table:style-name="Tabela4.A2" office:value-type="string">
            <text:p text:style-name="P7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25">bairro onde mora o funcionario</text:span></text:p>
          </table:table-cell>
          <table:table-cell table:style-name="Tabela6.A1" office:value-type="string">
            <text:p text:style-name="P11"><text:span text:style-name="T26">VARCHAR</text:span>(<text:span text:style-name="T25">10</text:span>0)</text:p>
          </table:table-cell>
          <table:table-cell table:style-name="Tabela6.A1" office:value-type="string">
            <text:p text:style-name="P11"><text:span text:style-name="T26">VARCHAR(100</text:span>)</text:p>
          </table:table-cell>
          <table:table-cell table:style-name="Tabela6.A1" office:value-type="string">
            <text:p text:style-name="P27">Não nulo</text:p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7">Representa a rua onde vive o funcionário</text:p>
          </table:table-cell>
          <table:table-cell table:style-name="Tabela6.A2" office:value-type="string">
            <text:p text:style-name="P11"><text:span text:style-name="T26">VARCHAR</text:span>(<text:span text:style-name="T25">10</text:span>0)</text:p>
          </table:table-cell>
          <table:table-cell table:style-name="Tabela6.A2" office:value-type="string">
            <text:p text:style-name="P11"><text:span text:style-name="T26">VARCHAR(10</text:span>0)</text:p>
          </table:table-cell>
          <table:table-cell table:style-name="Tabela6.A2" office:value-type="string">
            <text:p text:style-name="P7">Não nulo</text:p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44">Representa <text:span text:style-name="T25">a cidade do funcionário</text:span></text:p>
          </table:table-cell>
          <table:table-cell table:style-name="Tabela6.A1" office:value-type="string">
            <text:p text:style-name="P47"><text:span text:style-name="T28">VARCHAR</text:span>(20)</text:p>
          </table:table-cell>
          <table:table-cell table:style-name="Tabela6.A1" office:value-type="string">
            <text:p text:style-name="P11"><text:span text:style-name="T26">VARCHAR(10</text:span>0)</text:p>
          </table:table-cell>
          <table:table-cell table:style-name="Tabela6.A1" office:value-type="string">
            <text:p text:style-name="P44">Não nulo</text:p>
          </table:table-cell>
        </table:table-row>
      </table:table>
      <text:p text:style-name="P15">Tabela 2 – Relação FUNCIONARIO</text:p>
      <text:p text:style-name="P15"/>
      <text:p text:style-name="P40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2">CLIENTE: Entidade que armazena os dados de um cliente.</text:p>
          </table:table-cell>
        </table:table-row>
      </table:table>
      <text:p text:style-name="P36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2">Atributo</text:p>
          </table:table-cell>
          <table:table-cell table:style-name="Tabela8.A1" office:value-type="string">
            <text:p text:style-name="P32">Descrição</text:p>
          </table:table-cell>
          <table:table-cell table:style-name="Tabela8.A1" office:value-type="string">
            <text:p text:style-name="P32">Tipo</text:p>
          </table:table-cell>
          <table:table-cell table:style-name="Tabela8.A1" office:value-type="string">
            <text:p text:style-name="P32">Domínio</text:p>
          </table:table-cell>
          <table:table-cell table:style-name="Tabela8.E1" office:value-type="string">
            <text:p text:style-name="P32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26">VARCHAR</text:span>(<text:span text:style-name="T30">2</text:span>0)</text:p>
          </table:table-cell>
          <table:table-cell table:style-name="Tabela8.A2" office:value-type="string">
            <text:p text:style-name="P12"><text:span text:style-name="T26">VARCHAR(20</text:span>)</text:p>
          </table:table-cell>
          <table:table-cell table:style-name="Tabela8.A2" office:value-type="string">
            <text:p text:style-name="P7">Chave <text:span text:style-name="T25">Primária</text:span></text:p>
            <text:p text:style-name="P27">Chave estrangeira que referencia CPFPessoa na tabela CLIENTE</text:p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26">VARCHAR</text:span>(<text:span text:style-name="T25">10</text:span>0)</text:p>
          </table:table-cell>
          <table:table-cell table:style-name="Tabela8.A2" office:value-type="string">
            <text:p text:style-name="P12"><text:span text:style-name="T26">VARCHAR(10</text:span>0)</text:p>
          </table:table-cell>
          <table:table-cell table:style-name="Tabela8.A2" office:value-type="string">
            <text:p text:style-name="P7">Não nulo</text:p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8">– Entidade</text:span><text:span text:style-name="T1"> CLIENTE</text:span></text:p>
      <text:p text:style-name="P40"/>
      <text:p text:style-name="P40"/>
      <text:p text:style-name="P40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2">SALARIO: Relação que armazena dados <text:span text:style-name="T11">sobre o pagamento do salário de um funcionário</text:span>.</text:p>
          </table:table-cell>
        </table:table-row>
      </table:table>
      <text:p text:style-name="P36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2">Atributo</text:p>
          </table:table-cell>
          <table:table-cell table:style-name="Tabela10.A1" office:value-type="string">
            <text:p text:style-name="P32">Descrição</text:p>
          </table:table-cell>
          <table:table-cell table:style-name="Tabela10.A1" office:value-type="string">
            <text:p text:style-name="P32">Tipo</text:p>
          </table:table-cell>
          <table:table-cell table:style-name="Tabela10.A1" office:value-type="string">
            <text:p text:style-name="P32">Domínio</text:p>
          </table:table-cell>
          <table:table-cell table:style-name="Tabela10.E1" office:value-type="string">
            <text:p text:style-name="P32">Restrição</text:p>
          </table:table-cell>
        </table:table-row>
        <text:soft-page-break/>
        <table:table-row>
          <table:table-cell table:style-name="Tabela10.A2" office:value-type="string">
            <text:p text:style-name="P16">CodSalario</text:p>
          </table:table-cell>
          <table:table-cell table:style-name="Tabela10.A2" office:value-type="string">
            <text:p text:style-name="P16">Representa o número do código do pagamento do salário</text:p>
          </table:table-cell>
          <table:table-cell table:style-name="Tabela10.A2" office:value-type="string">
            <text:p text:style-name="P16">SERIAL</text:p>
          </table:table-cell>
          <table:table-cell table:style-name="Tabela10.A2" office:value-type="string">
            <text:p text:style-name="P16">Números inteiros positivos</text:p>
          </table:table-cell>
          <table:table-cell table:style-name="Tabela10.A2" office:value-type="string">
            <text:p text:style-name="P16">Chave primária</text:p>
            <text:p text:style-name="P16">Chave substituta</text:p>
          </table:table-cell>
        </table:table-row>
        <table:table-row>
          <table:table-cell table:style-name="Tabela10.A3" office:value-type="string">
            <text:p text:style-name="P7">Valor</text:p>
          </table:table-cell>
          <table:table-cell table:style-name="Tabela10.A3" office:value-type="string">
            <text:p text:style-name="P7">Representa o valor do <text:span text:style-name="T11">total </text:span>salário</text:p>
          </table:table-cell>
          <table:table-cell table:style-name="Tabela10.A3" office:value-type="string">
            <text:p text:style-name="P16">Real</text:p>
          </table:table-cell>
          <table:table-cell table:style-name="Tabela10.A3" office:value-type="string">
            <text:p text:style-name="P16">Números reais positivos</text:p>
          </table:table-cell>
          <table:table-cell table:style-name="Tabela10.A3" office:value-type="string">
            <text:p text:style-name="P7">Não nulo</text:p>
          </table:table-cell>
        </table:table-row>
        <table:table-row>
          <table:table-cell table:style-name="Tabela10.A4" office:value-type="string">
            <text:p text:style-name="P7">Data</text:p>
          </table:table-cell>
          <table:table-cell table:style-name="Tabela10.A4" office:value-type="string">
            <text:p text:style-name="P7">Representa a data do pagamento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Não nulo</text:p>
          </table:table-cell>
        </table:table-row>
        <table:table-row>
          <table:table-cell table:style-name="Tabela10.A2" office:value-type="string">
            <text:p text:style-name="P7">Funcionário</text:p>
          </table:table-cell>
          <table:table-cell table:style-name="Tabela10.A2" office:value-type="string">
            <text:p text:style-name="P7">Representa o <text:span text:style-name="T11">CPF do</text:span> funcionário que irá receber o salário</text:p>
          </table:table-cell>
          <table:table-cell table:style-name="Tabela10.A2" office:value-type="string">
            <text:p text:style-name="P11"><text:span text:style-name="T26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p text:style-name="P16">Não nulo</text:p>
          </table:table-cell>
        </table:table-row>
        <table:table-row table:style-name="Tabela10.6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44">Representa <text:span text:style-name="T11">a</text:span> hora do pagamento</text:p>
          </table:table-cell>
          <table:table-cell table:style-name="Tabela10.A4" office:value-type="string">
            <text:p text:style-name="P49">TIMESTAMP</text:p>
          </table:table-cell>
          <table:table-cell table:style-name="Tabela10.A4" office:value-type="string">
            <text:p text:style-name="P49">TIMESTAMP</text:p>
          </table:table-cell>
          <table:table-cell table:style-name="Tabela10.A4" office:value-type="string">
            <text:p text:style-name="P44">Não nulo</text:p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11">número do</text:span> código da despesa<text:span text:style-name="T12"> </text:span><text:span text:style-name="T13">financeira</text:span></text:p>
          </table:table-cell>
          <table:table-cell table:style-name="Tabela10.A2" office:value-type="string">
            <text:p text:style-name="P16">Int</text:p>
          </table:table-cell>
          <table:table-cell table:style-name="Tabela10.A2" office:value-type="string">
            <text:p text:style-name="P49">Números inteiros positivos</text:p>
          </table:table-cell>
          <table:table-cell table:style-name="Tabela10.A2" office:value-type="string">
            <text:p text:style-name="P7">-Chave Estrangeira referenciando CodDespesa em DESPESA</text:p>
            <text:p text:style-name="P49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8">– Entidade</text:span><text:span text:style-name="T1"> SALARIO</text:span></text:p>
      <text:p text:style-name="P15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2">Fornecedor: Entidade que armazena os dados <text:span text:style-name="T20">de fornecedores do estabelecimento.</text:span></text:p>
          </table:table-cell>
        </table:table-row>
      </table:table>
      <text:p text:style-name="P36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2">Atributo</text:p>
          </table:table-cell>
          <table:table-cell table:style-name="Tabela12.A1" office:value-type="string">
            <text:p text:style-name="P32">Descrição</text:p>
          </table:table-cell>
          <table:table-cell table:style-name="Tabela12.A1" office:value-type="string">
            <text:p text:style-name="P32">Tipo</text:p>
          </table:table-cell>
          <table:table-cell table:style-name="Tabela12.A1" office:value-type="string">
            <text:p text:style-name="P32">Domínio</text:p>
          </table:table-cell>
          <table:table-cell table:style-name="Tabela12.E1" office:value-type="string">
            <text:p text:style-name="P32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20">o fornecedor</text:span></text:p>
          </table:table-cell>
          <table:table-cell table:style-name="Tabela12.A2" office:value-type="string">
            <text:p text:style-name="P11"><text:span text:style-name="T26">VARCHAR</text:span>(<text:span text:style-name="T20">2</text:span>0)</text:p>
          </table:table-cell>
          <table:table-cell table:style-name="Tabela12.A2" office:value-type="string">
            <text:p text:style-name="P13"><text:span text:style-name="T26">VARCHAR</text:span>(<text:span text:style-name="T20">2</text:span>0)</text:p>
          </table:table-cell>
          <table:table-cell table:style-name="Tabela12.A2" office:value-type="string">
            <text:p text:style-name="P7">Chave Primária</text:p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26">VARCHAR</text:span>(<text:span text:style-name="T20">10</text:span>0)</text:p>
          </table:table-cell>
          <table:table-cell table:style-name="Tabela12.A3" office:value-type="string">
            <text:p text:style-name="P14"><text:span text:style-name="T26">VARCHAR</text:span>(<text:span text:style-name="T20">2</text:span>0)</text:p>
          </table:table-cell>
          <table:table-cell table:style-name="Tabela12.A3" office:value-type="string">
            <text:p text:style-name="P7">Não nulo</text:p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26">VARCHAR</text:span>(20)</text:p>
          </table:table-cell>
          <table:table-cell table:style-name="Tabela12.A2" office:value-type="string">
            <text:p text:style-name="P14"><text:span text:style-name="T26">VARCHAR</text:span>(20)</text:p>
          </table:table-cell>
          <table:table-cell table:style-name="Tabela12.A2" office:value-type="string">
            <text:p text:style-name="P7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26">VARCHAR</text:span>(<text:span text:style-name="T20">5</text:span>0)</text:p>
          </table:table-cell>
          <table:table-cell table:style-name="Tabela14.A1" office:value-type="string">
            <text:p text:style-name="P14"><text:span text:style-name="T26">VARCHAR</text:span>(<text:span text:style-name="T31">5</text:span>0)</text:p>
          </table:table-cell>
          <table:table-cell table:style-name="Tabela14.A1" office:value-type="string">
            <text:p text:style-name="P7">Não nulo</text:p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26">VARCHAR</text:span>(<text:span text:style-name="T20">100</text:span>)</text:p>
          </table:table-cell>
          <table:table-cell table:style-name="Tabela14.A2" office:value-type="string">
            <text:p text:style-name="P14"><text:span text:style-name="T26">VARCHAR</text:span>(<text:span text:style-name="T31">100</text:span>)</text:p>
          </table:table-cell>
          <table:table-cell table:style-name="Tabela14.A2" office:value-type="string">
            <text:p text:style-name="P7">Não nulo</text:p>
          </table:table-cell>
        </table:table-row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44">Representa o bairro onde se encontra o fornecedor</text:p>
          </table:table-cell>
          <table:table-cell table:style-name="Tabela14.A1" office:value-type="string">
            <text:p text:style-name="P47"><text:span text:style-name="T28">VARCHAR</text:span>(<text:span text:style-name="T20">10</text:span>0)</text:p>
          </table:table-cell>
          <table:table-cell table:style-name="Tabela14.A1" office:value-type="string">
            <text:p text:style-name="P48"><text:span text:style-name="T28">VARCHAR</text:span><text:span text:style-name="T27">(</text:span><text:span text:style-name="T29">100</text:span><text:span text:style-name="T27">)</text:span></text:p>
          </table:table-cell>
          <table:table-cell table:style-name="Tabela14.A1" office:value-type="string">
            <text:p text:style-name="P44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8">– Entidade</text:span><text:span text:style-name="T1"> FORNECEDOR</text:span></text:p>
      <text:p text:style-name="P40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2">Despesa: Entidade que armazena as despesas da loja.</text:p>
          </table:table-cell>
        </table:table-row>
      </table:table>
      <text:p text:style-name="P36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2">Atributo</text:p>
          </table:table-cell>
          <table:table-cell table:style-name="Tabela16.A1" office:value-type="string">
            <text:p text:style-name="P32">Descrição</text:p>
          </table:table-cell>
          <table:table-cell table:style-name="Tabela16.A1" office:value-type="string">
            <text:p text:style-name="P32">Tipo</text:p>
          </table:table-cell>
          <table:table-cell table:style-name="Tabela16.A1" office:value-type="string">
            <text:p text:style-name="P32">Domínio</text:p>
          </table:table-cell>
          <table:table-cell table:style-name="Tabela16.E1" office:value-type="string">
            <text:p text:style-name="P32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<text:soft-page-break/>código da despesa</text:p>
          </table:table-cell>
          <table:table-cell table:style-name="Tabela16.A2" office:value-type="string">
            <text:p text:style-name="P17">SERIAL</text:p>
          </table:table-cell>
          <table:table-cell table:style-name="Tabela16.A2" office:value-type="string">
            <text:p text:style-name="P50">Números <text:soft-page-break/>inteiros positivos</text:p>
          </table:table-cell>
          <table:table-cell table:style-name="Tabela16.A2" office:value-type="string">
            <text:p text:style-name="P7">Chave Primária</text:p>
            <text:p text:style-name="P50"><text:soft-page-break/>Chave substituta</text:p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20">total </text:span><text:s/>da despesa</text:p>
          </table:table-cell>
          <table:table-cell table:style-name="Tabela16.A3" office:value-type="string">
            <text:p text:style-name="P17">Real</text:p>
          </table:table-cell>
          <table:table-cell table:style-name="Tabela16.A3" office:value-type="string">
            <text:p text:style-name="P17">Números reais positivos</text:p>
          </table:table-cell>
          <table:table-cell table:style-name="Tabela16.A3" office:value-type="string">
            <text:p text:style-name="P7">Não nulo</text:p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20">de lançamento</text:span> da despes<text:span text:style-name="T20">a no sistema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8">– Entidade DESPESA</text:span></text:p>
      <text:p text:style-name="P40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2">Compra: Entidade que armazena dados de uma compra.</text:p>
          </table:table-cell>
        </table:table-row>
      </table:table>
      <text:p text:style-name="P36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2">Atributo</text:p>
          </table:table-cell>
          <table:table-cell table:style-name="Tabela18.A1" office:value-type="string">
            <text:p text:style-name="P32">Descrição</text:p>
          </table:table-cell>
          <table:table-cell table:style-name="Tabela18.A1" office:value-type="string">
            <text:p text:style-name="P32">Tipo</text:p>
          </table:table-cell>
          <table:table-cell table:style-name="Tabela18.A1" office:value-type="string">
            <text:p text:style-name="P32">Domínio</text:p>
          </table:table-cell>
          <table:table-cell table:style-name="Tabela18.E1" office:value-type="string">
            <text:p text:style-name="P32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7">SERIAL</text:p>
          </table:table-cell>
          <table:table-cell table:style-name="Tabela18.A2" office:value-type="string">
            <text:p text:style-name="P50">Números inteiros positivos</text:p>
          </table:table-cell>
          <table:table-cell table:style-name="Tabela18.A2" office:value-type="string">
            <text:p text:style-name="P7">Chave Primária</text:p>
            <text:p text:style-name="P17">Chave substituta</text:p>
          </table:table-cell>
        </table:table-row>
        <table:table-row>
          <table:table-cell table:style-name="Tabela18.A3" office:value-type="string">
            <text:p text:style-name="P7">Valor</text:p>
          </table:table-cell>
          <table:table-cell table:style-name="Tabela18.A3" office:value-type="string">
            <text:p text:style-name="P7">Representa o valor total da compra</text:p>
          </table:table-cell>
          <table:table-cell table:style-name="Tabela18.A3" office:value-type="string">
            <text:p text:style-name="P17">Real</text:p>
          </table:table-cell>
          <table:table-cell table:style-name="Tabela18.A3" office:value-type="string">
            <text:p text:style-name="P50">Números reais positivos</text:p>
          </table:table-cell>
          <table:table-cell table:style-name="Tabela18.A3" office:value-type="string">
            <text:p text:style-name="P7">Não nulo</text:p>
          </table:table-cell>
        </table:table-row>
        <table:table-row>
          <table:table-cell table:style-name="Tabela18.A2" office:value-type="string">
            <text:p text:style-name="P7">Quantidade</text:p>
          </table:table-cell>
          <table:table-cell table:style-name="Tabela18.A2" office:value-type="string">
            <text:p text:style-name="P7">Representa a quantidade<text:span text:style-name="T12"> </text:span><text:span text:style-name="T14">de itens comprados</text:span></text:p>
          </table:table-cell>
          <table:table-cell table:style-name="Tabela18.A2" office:value-type="string">
            <text:p text:style-name="P50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7">Não nulo</text:p>
          </table:table-cell>
        </table:table-row>
        <table:table-row table:style-name="Tabela18.5">
          <table:table-cell table:style-name="Tabela18.A3" office:value-type="string">
            <text:p text:style-name="P7">Data</text:p>
          </table:table-cell>
          <table:table-cell table:style-name="Tabela18.A3" office:value-type="string">
            <text:p text:style-name="P44">Representa a data da compra</text:p>
          </table:table-cell>
          <table:table-cell table:style-name="Tabela18.A3" office:value-type="string">
            <text:p text:style-name="P44">Date</text:p>
          </table:table-cell>
          <table:table-cell table:style-name="Tabela18.A3" office:value-type="string">
            <text:p text:style-name="P44">Date</text:p>
          </table:table-cell>
          <table:table-cell table:style-name="Tabela18.A3" office:value-type="string">
            <text:p text:style-name="P44">Não nulo</text:p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20">CNPJ</text:span> fornecedor que a vendeu</text:p>
          </table:table-cell>
          <table:table-cell table:style-name="Tabela18.A2" office:value-type="string">
            <text:p text:style-name="P47"><text:span text:style-name="T28">VARCHAR</text:span>(20)</text:p>
          </table:table-cell>
          <table:table-cell table:style-name="Tabela18.A2" office:value-type="string">
            <text:p text:style-name="P14"><text:span text:style-name="T26">VARCHAR</text:span>(20)</text:p>
          </table:table-cell>
          <table:table-cell table:style-name="Tabela18.A2" office:value-type="string">
            <text:p text:style-name="P7">Chave Estrangeira representando NOME em FORNECEDOR</text:p>
            <text:p text:style-name="P7"><text:span text:style-name="T12">-</text:span><text:span text:style-name="T15">Não nulo</text:span></text:p>
          </table:table-cell>
        </table:table-row>
        <table:table-row table:style-name="Tabela18.5">
          <table:table-cell table:style-name="Tabela18.A3" office:value-type="string">
            <text:p text:style-name="P7">Hora</text:p>
          </table:table-cell>
          <table:table-cell table:style-name="Tabela18.A3" office:value-type="string">
            <text:p text:style-name="P44">Representa a hora da compra</text:p>
          </table:table-cell>
          <table:table-cell table:style-name="Tabela18.A3" office:value-type="string">
            <text:p text:style-name="P50">TIMESTAMP</text:p>
          </table:table-cell>
          <table:table-cell table:style-name="Tabela18.A3" office:value-type="string">
            <text:p text:style-name="P50">TIMESTAMP</text:p>
          </table:table-cell>
          <table:table-cell table:style-name="Tabela18.A3" office:value-type="string">
            <text:p text:style-name="P44">Não nulo</text:p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51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7">Chave Estrangeira representando CodDespesa em DESPESA</text:p>
            <text:p text:style-name="P7"><text:span text:style-name="T12">-</text:span><text:span text:style-name="T15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8">– Entidade COMPRA</text:span></text:p>
      <text:p text:style-name="P40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2">CompraProduto: Relação que armazena o produto comprado ao fornecedor.</text:p>
          </table:table-cell>
        </table:table-row>
      </table:table>
      <text:p text:style-name="P36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2">Atributo</text:p>
          </table:table-cell>
          <table:table-cell table:style-name="Tabela20.A1" office:value-type="string">
            <text:p text:style-name="P32">Descrição</text:p>
          </table:table-cell>
          <table:table-cell table:style-name="Tabela20.A1" office:value-type="string">
            <text:p text:style-name="P32">Tipo</text:p>
          </table:table-cell>
          <table:table-cell table:style-name="Tabela20.A1" office:value-type="string">
            <text:p text:style-name="P32">Domínio</text:p>
          </table:table-cell>
          <table:table-cell table:style-name="Tabela20.E1" office:value-type="string">
            <text:p text:style-name="P32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8">Números inteiros positivos</text:p>
          </table:table-cell>
          <table:table-cell table:style-name="Tabela20.A2" office:value-type="string">
            <text:p text:style-name="P7">Chave Estrangeira referenciando CODIGO em PRODUTO</text:p>
            <text:p text:style-name="P7"><text:span text:style-name="T12">-</text:span><text:span text:style-name="T15">Não nulo</text:span></text:p>
            <text:p text:style-name="P7"><text:span text:style-name="T15">-</text:span><text:span text:style-name="T19">Forma a chave primária junto com CodCompra</text:span></text:p>
          </table:table-cell>
        </table:table-row>
        <text:soft-page-break/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44">In<text:span text:style-name="T21">t</text:span></text:p>
          </table:table-cell>
          <table:table-cell table:style-name="Tabela20.A3" office:value-type="string">
            <text:p text:style-name="P18">Números inteiros positivos</text:p>
          </table:table-cell>
          <table:table-cell table:style-name="Tabela20.A3" office:value-type="string">
            <text:p text:style-name="P7">Chave Estrangeira referenciando CodCompra em COMPRA</text:p>
            <text:p text:style-name="P7"><text:span text:style-name="T12">-</text:span><text:span text:style-name="T15">Não nulo</text:span></text:p>
            <text:p text:style-name="P7"><text:span text:style-name="T15">-</text:span><text:span text:style-name="T19">Forma a chave primária junto com CodProduto</text:span></text:p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8">– Relação COMPRAPRODUTO</text:span></text:p>
      <text:p text:style-name="P40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2">Produto: Entidade que armazena os dados de um produto.</text:p>
          </table:table-cell>
        </table:table-row>
      </table:table>
      <text:p text:style-name="P36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2">Atributo</text:p>
          </table:table-cell>
          <table:table-cell table:style-name="Tabela22.A1" office:value-type="string">
            <text:p text:style-name="P32">Descrição</text:p>
          </table:table-cell>
          <table:table-cell table:style-name="Tabela22.A1" office:value-type="string">
            <text:p text:style-name="P32">Tipo</text:p>
          </table:table-cell>
          <table:table-cell table:style-name="Tabela22.A1" office:value-type="string">
            <text:p text:style-name="P32">Domínio</text:p>
          </table:table-cell>
          <table:table-cell table:style-name="Tabela22.E1" office:value-type="string">
            <text:p text:style-name="P32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18">SERIAL</text:p>
          </table:table-cell>
          <table:table-cell table:style-name="Tabela22.A2" office:value-type="string">
            <text:p text:style-name="P18">Números inteiros positivos</text:p>
          </table:table-cell>
          <table:table-cell table:style-name="Tabela22.A2" office:value-type="string">
            <text:p text:style-name="P7">Chave Primária</text:p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12"> </text:span></text:p>
          </table:table-cell>
          <table:table-cell table:style-name="Tabela22.A3" office:value-type="string">
            <text:p text:style-name="P11"><text:span text:style-name="T26">VARCHAR</text:span>(<text:span text:style-name="T31">5</text:span>)</text:p>
          </table:table-cell>
          <table:table-cell table:style-name="Tabela22.A3" office:value-type="string">
            <text:p text:style-name="P29">PP, P, M G, GG ou Único</text:p>
          </table:table-cell>
          <table:table-cell table:style-name="Tabela22.A3" office:value-type="string">
            <text:p text:style-name="P7">Não nulo</text:p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51">Representa o status do produto</text:p>
          </table:table-cell>
          <table:table-cell table:style-name="Tabela22.A2" office:value-type="string">
            <text:p text:style-name="P54"><text:span text:style-name="T28">VARCHAR</text:span>(12)</text:p>
          </table:table-cell>
          <table:table-cell table:style-name="Tabela22.A2" office:value-type="string">
            <text:p text:style-name="P60">Disponível ou Indisponível</text:p>
          </table:table-cell>
          <table:table-cell table:style-name="Tabela22.A2" office:value-type="string">
            <text:p text:style-name="P44">-<text:span text:style-name="T21">Não nulo</text:span></text:p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44">Representa o nome do produto</text:p>
          </table:table-cell>
          <table:table-cell table:style-name="Tabela22.A3" office:value-type="string">
            <text:p text:style-name="P47"><text:span text:style-name="T28">VARCHAR</text:span>(<text:span text:style-name="T31">10</text:span>0)</text:p>
          </table:table-cell>
          <table:table-cell table:style-name="Tabela22.A3" office:value-type="string">
            <text:p text:style-name="P14"><text:span text:style-name="T26">VARCHAR</text:span>(<text:span text:style-name="T31">10</text:span>0)</text:p>
          </table:table-cell>
          <table:table-cell table:style-name="Tabela22.A3" office:value-type="string">
            <text:p text:style-name="P44">Não nulo</text:p>
          </table:table-cell>
        </table:table-row>
        <table:table-row>
          <table:table-cell table:style-name="Tabela22.A2" office:value-type="string">
            <text:p text:style-name="P7">Preço</text:p>
          </table:table-cell>
          <table:table-cell table:style-name="Tabela22.A2" office:value-type="string">
            <text:p text:style-name="P44">Representa o preço do produto</text:p>
          </table:table-cell>
          <table:table-cell table:style-name="Tabela22.A2" office:value-type="string">
            <text:p text:style-name="P51">Real</text:p>
          </table:table-cell>
          <table:table-cell table:style-name="Tabela22.A2" office:value-type="string">
            <text:p text:style-name="P51">Números reais positivos</text:p>
          </table:table-cell>
          <table:table-cell table:style-name="Tabela22.A2" office:value-type="string">
            <text:p text:style-name="P44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8">– Entidade PRODUTO</text:span></text:p>
      <text:p text:style-name="P15"/>
      <text:p text:style-name="P41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3"><text:span text:style-name="T21">Venda</text:span>: Entidade que armazena os dados de <text:span text:style-name="T21">uma venda.</text:span></text:p>
          </table:table-cell>
        </table:table-row>
      </table:table>
      <text:p text:style-name="P37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3">Atributo</text:p>
          </table:table-cell>
          <table:table-cell table:style-name="Tabela24.A1" office:value-type="string">
            <text:p text:style-name="P33">Descrição</text:p>
          </table:table-cell>
          <table:table-cell table:style-name="Tabela24.A1" office:value-type="string">
            <text:p text:style-name="P33">Tipo</text:p>
          </table:table-cell>
          <table:table-cell table:style-name="Tabela24.A1" office:value-type="string">
            <text:p text:style-name="P33">Domínio</text:p>
          </table:table-cell>
          <table:table-cell table:style-name="Tabela24.E1" office:value-type="string">
            <text:p text:style-name="P33">Restrição</text:p>
          </table:table-cell>
        </table:table-row>
        <table:table-row>
          <table:table-cell table:style-name="Tabela24.A2" office:value-type="string">
            <text:p text:style-name="P8">C<text:span text:style-name="T21">odVenda</text:span></text:p>
          </table:table-cell>
          <table:table-cell table:style-name="Tabela24.A2" office:value-type="string">
            <text:p text:style-name="P8">Representa o código do produto</text:p>
          </table:table-cell>
          <table:table-cell table:style-name="Tabela24.A2" office:value-type="string">
            <text:p text:style-name="P18">SERIAL</text:p>
          </table:table-cell>
          <table:table-cell table:style-name="Tabela24.A2" office:value-type="string">
            <text:p text:style-name="P18">Números inteiros positivos</text:p>
          </table:table-cell>
          <table:table-cell table:style-name="Tabela24.A2" office:value-type="string">
            <text:p text:style-name="P8">Chave Primária</text:p>
            <text:p text:style-name="P21">Chave Substituta</text:p>
          </table:table-cell>
        </table:table-row>
        <table:table-row>
          <table:table-cell table:style-name="Tabela24.A3" office:value-type="string">
            <text:p text:style-name="P18">Data</text:p>
          </table:table-cell>
          <table:table-cell table:style-name="Tabela24.A3" office:value-type="string">
            <text:p text:style-name="P8">Representa<text:span text:style-name="T15"> </text:span><text:span text:style-name="T16">a data em que a venda aconteceu</text:span>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8">Não nulo</text:p>
          </table:table-cell>
        </table:table-row>
        <table:table-row>
          <table:table-cell table:style-name="Tabela24.A2" office:value-type="string">
            <text:p text:style-name="P18">Hora</text:p>
          </table:table-cell>
          <table:table-cell table:style-name="Tabela24.A2" office:value-type="string">
            <text:p text:style-name="P51">Representa <text:span text:style-name="T22">a hora em <text:s/>que a venda foi realizada</text:span></text:p>
          </table:table-cell>
          <table:table-cell table:style-name="Tabela24.A2" office:value-type="string">
            <text:p text:style-name="P56">TIMESTAMP</text:p>
          </table:table-cell>
          <table:table-cell table:style-name="Tabela24.A2" office:value-type="string">
            <text:p text:style-name="P55">TIMESTAMP</text:p>
          </table:table-cell>
          <table:table-cell table:style-name="Tabela24.A2" office:value-type="string">
            <text:p text:style-name="P45">-<text:span text:style-name="T21">Não nulo</text:span></text:p>
          </table:table-cell>
        </table:table-row>
        <table:table-row table:style-name="Tabela24.5">
          <table:table-cell table:style-name="Tabela24.A3" office:value-type="string">
            <text:p text:style-name="P18">Total</text:p>
          </table:table-cell>
          <table:table-cell table:style-name="Tabela24.A3" office:value-type="string">
            <text:p text:style-name="P45">Representa o <text:span text:style-name="T22">valor total da venda</text:span></text:p>
          </table:table-cell>
          <table:table-cell table:style-name="Tabela24.A3" office:value-type="string">
            <text:p text:style-name="P55">Real</text:p>
          </table:table-cell>
          <table:table-cell table:style-name="Tabela24.A3" office:value-type="string">
            <text:p text:style-name="P55">Números reais positivos</text:p>
          </table:table-cell>
          <table:table-cell table:style-name="Tabela24.A3" office:value-type="string">
            <text:p text:style-name="P45">Não nulo</text:p>
          </table:table-cell>
        </table:table-row>
        <table:table-row>
          <table:table-cell table:style-name="Tabela24.A2" office:value-type="string">
            <text:p text:style-name="P18">Funcionario</text:p>
          </table:table-cell>
          <table:table-cell table:style-name="Tabela24.A2" office:value-type="string">
            <text:p text:style-name="P45">Representa <text:span text:style-name="T22">o CPF do funcionário</text:span></text:p>
          </table:table-cell>
          <table:table-cell table:style-name="Tabela24.A2" office:value-type="string">
            <text:p text:style-name="P57"><text:span text:style-name="T28">VARCHAR</text:span>(20)</text:p>
          </table:table-cell>
          <table:table-cell table:style-name="Tabela24.A2" office:value-type="string">
            <text:p text:style-name="P22"><text:span text:style-name="T26">VARCHAR</text:span>(20)</text:p>
          </table:table-cell>
          <table:table-cell table:style-name="Tabela24.A2" office:value-type="string">
            <text:p text:style-name="P45">Não nulo</text:p>
            <text:p text:style-name="P55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8">Cliente</text:p>
          </table:table-cell>
          <table:table-cell table:style-name="Tabela24.A7" office:value-type="string">
            <text:p text:style-name="P55">Representa o <text:soft-page-break/>CPF do cliente</text:p>
          </table:table-cell>
          <table:table-cell table:style-name="Tabela24.A7" office:value-type="string">
            <text:p text:style-name="P57"><text:span text:style-name="T28">VARCHAR</text:span>(20)</text:p>
          </table:table-cell>
          <table:table-cell table:style-name="Tabela24.A7" office:value-type="string">
            <text:p text:style-name="P22"><text:span text:style-name="T26">VARCHAR</text:span>(20)</text:p>
          </table:table-cell>
          <table:table-cell table:style-name="Tabela24.A7" office:value-type="string">
            <text:p text:style-name="P55">Não nulo</text:p>
            <text:p text:style-name="P55"><text:soft-page-break/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8">– Entidade </text:span><text:span text:style-name="T9">VENDA</text:span></text:p>
      <text:p text:style-name="P42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4"><text:span text:style-name="T22">Entrada</text:span>: Entidade que armazena os dados de um produto.</text:p>
          </table:table-cell>
        </table:table-row>
      </table:table>
      <text:p text:style-name="P38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4">Atributo</text:p>
          </table:table-cell>
          <table:table-cell table:style-name="Tabela26.A1" office:value-type="string">
            <text:p text:style-name="P34">Descrição</text:p>
          </table:table-cell>
          <table:table-cell table:style-name="Tabela26.A1" office:value-type="string">
            <text:p text:style-name="P34">Tipo</text:p>
          </table:table-cell>
          <table:table-cell table:style-name="Tabela26.A1" office:value-type="string">
            <text:p text:style-name="P34">Domínio</text:p>
          </table:table-cell>
          <table:table-cell table:style-name="Tabela26.E1" office:value-type="string">
            <text:p text:style-name="P34">Restrição</text:p>
          </table:table-cell>
        </table:table-row>
        <table:table-row>
          <table:table-cell table:style-name="Tabela26.A2" office:value-type="string">
            <text:p text:style-name="P9">C<text:span text:style-name="T22">odEntrada</text:span></text:p>
          </table:table-cell>
          <table:table-cell table:style-name="Tabela26.A2" office:value-type="string">
            <text:p text:style-name="P9">Representa o código d<text:span text:style-name="T22">a entrada financeira lançada no sistema</text:span></text:p>
          </table:table-cell>
          <table:table-cell table:style-name="Tabela26.A2" office:value-type="string">
            <text:p text:style-name="P19">SERIAL</text:p>
          </table:table-cell>
          <table:table-cell table:style-name="Tabela26.A2" office:value-type="string">
            <text:p text:style-name="P19">Números inteiros positivos</text:p>
          </table:table-cell>
          <table:table-cell table:style-name="Tabela26.A2" office:value-type="string">
            <text:p text:style-name="P9">Chave Primária</text:p>
            <text:p text:style-name="P21">Chave Substituta</text:p>
          </table:table-cell>
        </table:table-row>
        <table:table-row>
          <table:table-cell table:style-name="Tabela26.A3" office:value-type="string">
            <text:p text:style-name="P21">CodVenda</text:p>
          </table:table-cell>
          <table:table-cell table:style-name="Tabela26.A3" office:value-type="string">
            <text:p text:style-name="P9">Representa o <text:span text:style-name="T22">código da venda que gerou entrada</text:span></text:p>
          </table:table-cell>
          <table:table-cell table:style-name="Tabela26.A3" office:value-type="string">
            <text:p text:style-name="P21">Int</text:p>
          </table:table-cell>
          <table:table-cell table:style-name="Tabela26.A3" office:value-type="string">
            <text:p text:style-name="P23">Números inteiros positivos</text:p>
          </table:table-cell>
          <table:table-cell table:style-name="Tabela26.A3" office:value-type="string">
            <text:p text:style-name="P9">Não nulo</text:p>
            <text:p text:style-name="P23">Chave estrangeira referenciando CodVenda na tabela VENDA</text:p>
          </table:table-cell>
        </table:table-row>
        <table:table-row>
          <table:table-cell table:style-name="Tabela26.A2" office:value-type="string">
            <text:p text:style-name="P21">Valor</text:p>
          </table:table-cell>
          <table:table-cell table:style-name="Tabela26.A2" office:value-type="string">
            <text:p text:style-name="P52">Representa o <text:span text:style-name="T23">valor total da entrada</text:span></text:p>
          </table:table-cell>
          <table:table-cell table:style-name="Tabela26.A2" office:value-type="string">
            <text:p text:style-name="P58">Real</text:p>
          </table:table-cell>
          <table:table-cell table:style-name="Tabela26.A2" office:value-type="string">
            <text:p text:style-name="P58">Números inteiros reais</text:p>
          </table:table-cell>
          <table:table-cell table:style-name="Tabela26.A2" office:value-type="string">
            <text:p text:style-name="P46">-<text:span text:style-name="T21">Não nulo</text:span></text:p>
          </table:table-cell>
        </table:table-row>
        <table:table-row table:style-name="Tabela26.5">
          <table:table-cell table:style-name="Tabela26.A3" office:value-type="string">
            <text:p text:style-name="P21">Data</text:p>
          </table:table-cell>
          <table:table-cell table:style-name="Tabela26.A3" office:value-type="string">
            <text:p text:style-name="P46">Representa <text:span text:style-name="T23">a data em que a entrada foi lançada no sistema</text:span></text:p>
          </table:table-cell>
          <table:table-cell table:style-name="Tabela26.A3" office:value-type="string">
            <text:p text:style-name="P58">Date</text:p>
          </table:table-cell>
          <table:table-cell table:style-name="Tabela26.A3" office:value-type="string">
            <text:p text:style-name="P58">Date</text:p>
          </table:table-cell>
          <table:table-cell table:style-name="Tabela26.A3" office:value-type="string">
            <text:p text:style-name="P46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8">– Entidade </text:span><text:span text:style-name="T9">ENTRADA</text:span></text:p>
      <text:p text:style-name="P43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5"><text:span text:style-name="T23">CartaoCredito</text:span>: Entidade que armazena os dados de um produto.</text:p>
          </table:table-cell>
        </table:table-row>
      </table:table>
      <text:p text:style-name="P39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5">Atributo</text:p>
          </table:table-cell>
          <table:table-cell table:style-name="Tabela28.A1" office:value-type="string">
            <text:p text:style-name="P35">Descrição</text:p>
          </table:table-cell>
          <table:table-cell table:style-name="Tabela28.A1" office:value-type="string">
            <text:p text:style-name="P35">Tipo</text:p>
          </table:table-cell>
          <table:table-cell table:style-name="Tabela28.A1" office:value-type="string">
            <text:p text:style-name="P35">Domínio</text:p>
          </table:table-cell>
          <table:table-cell table:style-name="Tabela28.E1" office:value-type="string">
            <text:p text:style-name="P35">Restrição</text:p>
          </table:table-cell>
        </table:table-row>
        <table:table-row>
          <table:table-cell table:style-name="Tabela28.A2" office:value-type="string">
            <text:p text:style-name="P23">Numero</text:p>
          </table:table-cell>
          <table:table-cell table:style-name="Tabela28.A2" office:value-type="string">
            <text:p text:style-name="P10">Representa o <text:span text:style-name="T24">número do cartão</text:span></text:p>
          </table:table-cell>
          <table:table-cell table:style-name="Tabela28.A2" office:value-type="string">
            <text:p text:style-name="P24">Int</text:p>
          </table:table-cell>
          <table:table-cell table:style-name="Tabela28.A2" office:value-type="string">
            <text:p text:style-name="P20">Números inteiros positivos</text:p>
          </table:table-cell>
          <table:table-cell table:style-name="Tabela28.A2" office:value-type="string">
            <text:p text:style-name="P10">Chave Primária</text:p>
          </table:table-cell>
        </table:table-row>
        <table:table-row>
          <table:table-cell table:style-name="Tabela28.A3" office:value-type="string">
            <text:p text:style-name="P23">Bandeira</text:p>
          </table:table-cell>
          <table:table-cell table:style-name="Tabela28.A3" office:value-type="string">
            <text:p text:style-name="P10">Representa o <text:span text:style-name="T17">número da bandeira do cartão usado</text:span></text:p>
          </table:table-cell>
          <table:table-cell table:style-name="Tabela28.A3" office:value-type="string">
            <text:p text:style-name="P23">Int</text:p>
          </table:table-cell>
          <table:table-cell table:style-name="Tabela28.A3" office:value-type="string">
            <text:p text:style-name="P23">Números inteiros positivos</text:p>
          </table:table-cell>
          <table:table-cell table:style-name="Tabela28.A3" office:value-type="string">
            <text:p text:style-name="P10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8">– Entidade </text:span><text:span text:style-name="T10">CARTAOCREDITO</text:span></text:p>
      <text:p text:style-name="P43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5"><text:span text:style-name="T23">VendaCartao</text:span>: Entidade que armazena os dados de um produto.</text:p>
          </table:table-cell>
        </table:table-row>
      </table:table>
      <text:p text:style-name="P39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5">Atributo</text:p>
          </table:table-cell>
          <table:table-cell table:style-name="Tabela30.A1" office:value-type="string">
            <text:p text:style-name="P35">Descrição</text:p>
          </table:table-cell>
          <table:table-cell table:style-name="Tabela30.A1" office:value-type="string">
            <text:p text:style-name="P35">Tipo</text:p>
          </table:table-cell>
          <table:table-cell table:style-name="Tabela30.A1" office:value-type="string">
            <text:p text:style-name="P35">Domínio</text:p>
          </table:table-cell>
          <table:table-cell table:style-name="Tabela30.E1" office:value-type="string">
            <text:p text:style-name="P35">Restrição</text:p>
          </table:table-cell>
        </table:table-row>
        <table:table-row>
          <table:table-cell table:style-name="Tabela30.A2" office:value-type="string">
            <text:p text:style-name="P23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25"><text:span text:style-name="T26">VARCHAR</text:span>(20)</text:p>
          </table:table-cell>
          <table:table-cell table:style-name="Tabela30.A2" office:value-type="string">
            <text:p text:style-name="P26"><text:span text:style-name="T26">VARCHAR</text:span>(20)</text:p>
          </table:table-cell>
          <table:table-cell table:style-name="Tabela30.A2" office:value-type="string">
            <text:p text:style-name="P10">Chave Primária</text:p>
          </table:table-cell>
        </table:table-row>
        <table:table-row>
          <table:table-cell table:style-name="Tabela30.A3" office:value-type="string">
            <text:p text:style-name="P23">CodVenda</text:p>
          </table:table-cell>
          <table:table-cell table:style-name="Tabela30.A3" office:value-type="string">
            <text:p text:style-name="P10">Representa o <text:span text:style-name="T18">código da venda realizada com cartão</text:span></text:p>
          </table:table-cell>
          <table:table-cell table:style-name="Tabela30.A3" office:value-type="string">
            <text:p text:style-name="P24">Int</text:p>
          </table:table-cell>
          <table:table-cell table:style-name="Tabela30.A3" office:value-type="string">
            <text:p text:style-name="P24">Números inteiros positivos</text:p>
          </table:table-cell>
          <table:table-cell table:style-name="Tabela30.A3" office:value-type="string">
            <text:p text:style-name="P10">Não nulo</text:p>
            <text:p text:style-name="P24">Chave estrangeira referenciando CodVenda na tabela VENDA</text:p>
          </table:table-cell>
        </table:table-row>
        <table:table-row>
          <table:table-cell table:style-name="Tabela30.A2" office:value-type="string">
            <text:p text:style-name="P23">NumParcelas</text:p>
          </table:table-cell>
          <table:table-cell table:style-name="Tabela30.A2" office:value-type="string">
            <text:p text:style-name="P59">Representa o <text:span text:style-name="T24">número de parcelas</text:span></text:p>
          </table:table-cell>
          <table:table-cell table:style-name="Tabela30.A2" office:value-type="string">
            <text:p text:style-name="P59">Int</text:p>
          </table:table-cell>
          <table:table-cell table:style-name="Tabela30.A2" office:value-type="string">
            <text:p text:style-name="P59">Números inteiros positivos</text:p>
          </table:table-cell>
          <table:table-cell table:style-name="Tabela30.A2" office:value-type="string">
            <text:p text:style-name="P53">Não nulo</text:p>
          </table:table-cell>
        </table:table-row>
      </table:table>
      <text:p text:style-name="P5"><text:span text:style-name="T1">Tabela 1</text:span><text:span text:style-name="T3">3</text:span><text:span text:style-name="T1"> </text:span><text:span text:style-name="T8">– Entidade </text:span><text:span text:style-name="T10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06:04:24.888987838</dc:date>
    <meta:editing-duration>PT37M19S</meta:editing-duration>
    <meta:editing-cycles>11</meta:editing-cycles>
    <meta:generator>LibreOffice/5.1.6.2$Linux_X86_64 LibreOffice_project/10m0$Build-2</meta:generator>
    <meta:document-statistic meta:table-count="28" meta:image-count="0" meta:object-count="0" meta:page-count="6" meta:paragraph-count="408" meta:word-count="1156" meta:character-count="7887" meta:non-whitespace-character-count="7123"/>
  </office:meta>
</office:document-meta>
</file>